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0B0000000CFF8196AE.png"/>
  <manifest:file-entry manifest:media-type="image/png" manifest:full-path="Pictures/10000201000000020000020CBAE9A7F6.png"/>
  <manifest:file-entry manifest:media-type="" manifest:full-path="Pictures/20000009000005EF0000034A4CA2CB80.svm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1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Arial1" svg:font-family="Ari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Standard">
      <style:paragraph-properties fo:margin-left="0in" fo:margin-right="0in" fo:margin-top="0.4in" fo:margin-bottom="0in" fo:text-align="center" style:justify-single-word="false" fo:text-indent="0in" style:auto-text-indent="false" style:text-autospace="none"/>
      <style:text-properties style:font-name="Palatino Linotype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4" style:family="paragraph" style:parent-style-name="Standard">
      <style:paragraph-properties style:line-height-at-least="0.278in" fo:text-align="justify" style:justify-single-word="false" style:text-autospace="none"/>
      <style:text-properties style:font-name="Palatino Linotype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5" style:family="paragraph" style:parent-style-name="Standard">
      <style:paragraph-properties style:line-height-at-least="0.2083in" fo:text-align="justify" style:justify-single-word="false" style:text-autospace="none"/>
      <style:text-properties style:font-name="Palatino Linotyp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style:font-name="Palatino Linotype" fo:font-size="9pt" fo:font-weight="bold" style:font-name-asian="Times New Roman2" style:font-size-asian="9pt" style:font-weight-asian="bold" style:font-name-complex="Times New Roman2" style:font-size-complex="9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9" style:family="paragraph" style:parent-style-name="Standard">
      <style:paragraph-properties fo:margin-top="0in" fo:margin-bottom="0.0693in" style:line-height-at-least="0.2083in" fo:text-align="center" style:justify-single-word="false" style:text-autospace="none"/>
      <style:text-properties style:font-name="Palatino Linotype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0" style:family="paragraph" style:parent-style-name="Heading_20_3">
      <style:paragraph-properties fo:margin-top="0in" fo:margin-bottom="0.0799in"/>
      <style:text-properties fo:font-variant="normal" fo:text-transform="none" fo:color="#000000" style:font-name="Savoye LET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P11" style:family="paragraph" style:parent-style-name="Standard" style:master-page-name="Front">
      <style:paragraph-properties fo:margin-left="0in" fo:margin-right="0in" fo:text-align="center" style:justify-single-word="false" fo:text-indent="0in" style:auto-text-indent="false" style:page-number="auto" fo:break-before="page" style:text-autospace="none"/>
      <style:text-properties style:font-name="Palatino Linotype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12" style:family="paragraph" style:parent-style-name="Standard">
      <style:paragraph-properties fo:margin-left="0in" fo:margin-right="0in" fo:margin-top="0in" fo:margin-bottom="0.0028in" fo:text-align="start" style:justify-single-word="false" fo:text-indent="0in" style:auto-text-indent="false" style:text-autospace="none"/>
      <style:text-properties style:font-name="Palatino1" fo:font-size="9pt" style:font-name-asian="Times New Roman" style:font-size-asian="9pt" style:font-name-complex="Times New Roman" style:font-size-complex="9pt"/>
    </style:style>
    <style:style style:name="P13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fo:color="#ffffff" style:font-name="Palatino Linotype" fo:font-size="32pt" fo:font-style="italic" fo:font-weight="bold" style:font-name-asian="Times New Roman2" style:font-size-asian="32pt" style:font-style-asian="italic" style:font-weight-asian="bold" style:font-name-complex="Times New Roman2" style:font-size-complex="32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.0598in" style:line-height-at-least="0.278in" fo:text-align="center" style:justify-single-word="false" fo:text-indent="0.1701in" style:auto-text-indent="false" style:text-autospace="none"/>
      <style:text-properties fo:font-variant="normal" fo:text-transform="none" fo:color="#000000" style:font-name="Palatino Linotype" fo:font-size="12pt" fo:letter-spacing="normal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5" style:family="paragraph" style:parent-style-name="Standard">
      <style:paragraph-properties fo:margin-left="0in" fo:margin-right="0in" style:line-height-at-least="0.278in" fo:text-align="center" style:justify-single-word="false" fo:text-indent="0.1701in" style:auto-text-indent="false" style:text-autospace="none"/>
      <style:text-properties fo:color="#000000" style:font-name="Palatino Linotype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6" style:family="paragraph" style:parent-style-name="Standard">
      <style:paragraph-properties fo:margin-left="0in" fo:margin-right="0in" style:line-height-at-least="0.278in" fo:text-align="center" style:justify-single-word="false" fo:text-indent="0.1701in" style:auto-text-indent="false" style:text-autospace="none"/>
      <style:text-properties fo:color="#ffffff" style:font-name="Palatino Linotype" fo:font-size="32pt" fo:font-style="italic" fo:font-weight="bold" style:font-name-asian="Times New Roman2" style:font-size-asian="32pt" style:font-style-asian="italic" style:font-weight-asian="bold" style:font-name-complex="Times New Roman2" style:font-size-complex="32pt" style:font-style-complex="italic" style:font-weight-complex="bold"/>
    </style:style>
    <style:style style:name="P17" style:family="paragraph" style:parent-style-name="Standard" style:master-page-name="Front">
      <style:paragraph-properties fo:text-align="justify" style:justify-single-word="false" style:page-number="auto" fo:break-before="page" style:text-autospace="none"/>
      <style:text-properties style:font-name="Times New Roman2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18" style:family="paragraph" style:parent-style-name="Standard">
      <style:paragraph-properties fo:margin-top="0in" fo:margin-bottom="0.0028in" fo:text-align="start" style:justify-single-word="false"/>
      <style:text-properties style:font-name="Palatino1"/>
    </style:style>
    <style:style style:name="P19" style:family="paragraph" style:parent-style-name="Standard">
      <style:paragraph-properties fo:margin-top="0.0598in" fo:margin-bottom="0in"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Times New Roman2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21" style:family="paragraph" style:parent-style-name="Standard">
      <style:paragraph-properties style:line-height-at-least="0.278in" fo:text-align="justify" style:justify-single-word="false" style:text-autospace="none"/>
      <style:text-properties fo:color="#ffffff" style:font-name="Palatino Linotype" fo:font-size="32pt" fo:font-style="italic" fo:font-weight="bold" style:font-name-asian="Times New Roman2" style:font-size-asian="32pt" style:font-style-asian="italic" style:font-weight-asian="bold" style:font-name-complex="Times New Roman2" style:font-size-complex="32pt" style:font-style-complex="italic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Palatino1"/>
    </style:style>
    <style:style style:name="P24" style:family="paragraph" style:parent-style-name="Standard">
      <style:paragraph-properties style:text-autospace="none"/>
      <style:text-properties fo:font-size="9pt" style:font-name-asian="Times New Roman" style:font-size-asian="9pt" style:font-name-complex="Times New Roman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-asian="Times New Roman" style:font-name-complex="Times New Roman" style:font-size-complex="13pt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text-align="start" style:justify-single-word="false"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32" style:family="paragraph" style:parent-style-name="Standard" style:master-page-name="Front">
      <style:paragraph-properties fo:text-align="justify" style:justify-single-word="false" style:page-number="auto" fo:break-before="page" style:text-autospace="none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1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 style:parent-style-name="Heading_20_1" style:master-page-name="Standard">
      <style:paragraph-properties fo:margin-top="0.6in" fo:margin-bottom="0.3in" fo:text-align="center" style:justify-single-word="false" style:page-number="1" fo:break-before="page"/>
      <style:text-properties fo:font-size="16pt" style:font-size-asian="16pt" style:font-size-complex="16pt"/>
    </style:style>
    <style:style style:name="P36" style:family="paragraph" style:parent-style-name="Heading_20_1">
      <style:paragraph-properties fo:margin-left="0in" fo:margin-right="0in" fo:margin-top="0in" fo:margin-bottom="0.0028in" style:line-height-at-least="0.278in" fo:text-align="center" style:justify-single-word="false" fo:text-indent="0.1701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font-variant="normal" fo:text-transform="none" fo:color="#000000" style:font-name="Times New Roman" fo:font-size="16pt" fo:letter-spacing="normal" fo:font-style="normal" fo:font-weight="normal" style:font-name-asian="Times New Roman2" style:font-size-asian="16pt" style:font-style-asian="normal" style:font-weight-asian="normal" style:font-name-complex="Times New Roman" style:font-size-complex="16pt" style:font-style-complex="italic" style:font-weight-complex="normal"/>
    </style:style>
    <style:style style:name="P37" style:family="paragraph" style:parent-style-name="First_20_line_20_indent">
      <style:text-properties style:font-name="Palatino1" fo:font-size="9pt" style:font-name-asian="Times New Roman" style:font-size-asian="9pt" style:font-name-complex="Times New Roman" style:font-size-complex="13pt"/>
    </style:style>
    <style:style style:name="P38" style:family="paragraph" style:parent-style-name="First_20_line_20_indent">
      <style:paragraph-properties fo:text-align="justify" style:justify-single-word="false"/>
    </style:style>
    <style:style style:name="P39" style:family="paragraph" style:parent-style-name="First_20_line_20_indent">
      <style:paragraph-properties fo:text-align="start" style:justify-single-word="false" style:text-autospace="none"/>
      <style:text-properties style:font-name-asian="Times New Roman" style:font-name-complex="Times New Roman" style:font-size-complex="13pt"/>
    </style:style>
    <style:style style:name="P40" style:family="paragraph" style:parent-style-name="First_20_line_20_indent">
      <style:paragraph-properties fo:text-align="justify" style:justify-single-word="false"/>
      <style:text-properties style:font-name="Times New Roman" fo:font-size="9pt" style:font-name-asian="Times New Roman" style:font-size-asian="9pt" style:font-name-complex="Times New Roman" style:font-size-complex="13pt"/>
    </style:style>
    <style:style style:name="P41" style:family="paragraph" style:parent-style-name="First_20_line_20_indent">
      <style:paragraph-properties fo:margin-left="0in" fo:margin-right="0in" fo:margin-top="0in" fo:margin-bottom="0.0028in" style:line-height-at-least="0.278in" fo:text-align="start" style:justify-single-word="false" fo:text-indent="0.1701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font-variant="normal" fo:text-transform="none" fo:color="#000000" style:font-name="Times New Roman" fo:font-size="9pt" fo:letter-spacing="normal" fo:font-style="normal" fo:font-weight="normal" style:font-name-asian="Times New Roman2" style:font-size-asian="9pt" style:font-style-asian="normal" style:font-weight-asian="normal" style:font-name-complex="Times New Roman" style:font-size-complex="9pt" style:font-style-complex="italic" style:font-weight-complex="normal"/>
    </style:style>
    <style:style style:name="P42" style:family="paragraph" style:parent-style-name="First_20_line_20_indent">
      <style:paragraph-properties fo:margin-top="0in" fo:margin-bottom="0.0028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43" style:family="paragraph" style:parent-style-name="First_20_line_20_indent">
      <style:paragraph-properties fo:margin-left="0in" fo:margin-right="0in" fo:text-indent="0in" style:auto-text-indent="false"/>
      <style:text-properties style:font-name="Palatino1" fo:font-size="9pt" style:font-name-asian="Palatino1" style:font-size-asian="9pt" style:font-size-complex="9pt"/>
    </style:style>
    <style:style style:name="P44" style:family="paragraph" style:parent-style-name="First_20_line_20_indent">
      <style:paragraph-properties fo:margin-top="0.1201in" fo:margin-bottom="0.0402in"/>
      <style:text-properties style:font-name="Palatino1" fo:font-size="9pt" style:font-name-asian="Times New Roman" style:font-size-asian="9pt" style:font-name-complex="Times New Roman" style:font-size-complex="13pt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T2" style:family="text">
      <style:text-properties style:font-name="Palatino1"/>
    </style:style>
    <style:style style:name="T3" style:family="text">
      <style:text-properties fo:font-size="9pt" style:font-name-asian="Times New Roman" style:font-size-asian="9pt" style:font-name-complex="Times New Roman" style:font-size-complex="13pt"/>
    </style:style>
    <style:style style:name="T4" style:family="text">
      <style:text-properties style:font-name-asian="Times New Roman" style:font-name-complex="Times New Roman" style:font-size-complex="13pt"/>
    </style:style>
    <style:style style:name="T5" style:family="text">
      <style:text-properties style:font-name="Times New Roman" style:font-name-asian="Times New Roman" style:font-name-complex="Times New Roman" style:font-size-complex="13pt"/>
    </style:style>
    <style:style style:name="T6" style:family="text">
      <style:text-properties style:font-name="Times New Roman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solid" draw:fill-color="#cfe7f5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_20_2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" style:family="graphic">
      <style:graphic-properties draw:stroke="solid" draw:stroke-dash="Dash_20_3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7" style:family="graphic">
      <style:graphic-properties draw:stroke="solid" draw:stroke-dash="Dash_20_4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8" style:family="graphic">
      <style:graphic-properties draw:stroke="solid" draw:stroke-dash="Dash_20_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9" style:family="graphic">
      <style:graphic-properties draw:stroke="solid" draw:stroke-dash="Dash_20_6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0" style:family="graphic">
      <style:graphic-properties draw:stroke="solid" draw:stroke-dash="Dash_20_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1" style:family="graphic">
      <style:graphic-properties draw:stroke="solid" draw:stroke-dash="Dash_20_8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2" style:family="graphic">
      <style:graphic-properties draw:stroke="solid" draw:stroke-dash="Dash_20_9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3" style:family="graphic">
      <style:graphic-properties draw:stroke="solid" draw:stroke-dash="Dash_20_1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4" style:family="graphic">
      <style:graphic-properties draw:stroke="solid" draw:stroke-dash="Dash_20_1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5" style:family="graphic">
      <style:graphic-properties draw:stroke="solid" draw:stroke-dash="Dash_20_12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6" style:family="graphic">
      <style:graphic-properties draw:stroke="solid" draw:stroke-dash="Dash_20_13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7" style:family="graphic">
      <style:graphic-properties draw:stroke="solid" draw:stroke-dash="Dash_20_14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8" style:family="graphic">
      <style:graphic-properties draw:stroke="solid" draw:stroke-dash="Dash_20_15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9" style:family="graphic">
      <style:graphic-properties draw:stroke="dash" draw:stroke-dash="Fine_20_Dashed_20__28_var_29_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20" style:family="graphic">
      <style:graphic-properties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Dash_20_2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2" style:family="graphic">
      <style:graphic-properties draw:stroke="solid" draw:stroke-dash="Dash_20_2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3" style:family="graphic">
      <style:graphic-properties draw:stroke="solid" draw:stroke-dash="Dash_20_2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4" style:family="graphic">
      <style:graphic-properties draw:stroke="solid" draw:stroke-dash="Dash_20_2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5" style:family="graphic">
      <style:graphic-properties draw:stroke="solid" draw:stroke-dash="Dash_20_2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6" style:family="graphic">
      <style:graphic-properties draw:stroke="solid" draw:stroke-dash="Dash_20_3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7" style:family="graphic">
      <style:graphic-properties draw:stroke="solid" draw:stroke-dash="Dash_20_3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8" style:family="graphic">
      <style:graphic-properties draw:stroke="solid" draw:stroke-dash="Dash_20_3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9" style:family="graphic">
      <style:graphic-properties draw:stroke="solid" draw:stroke-dash="Dash_20_3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draw:stroke-dash="Dash_20_64" svg:stroke-width="0.0098in" svg:stroke-color="#000000" draw:marker-start="" draw:marker-start-width="0.0244in" draw:marker-start-center="false" draw:marker-end="" draw:marker-end-width="0.0244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2" style:family="graphic">
      <style:graphic-properties draw:stroke="solid" draw:stroke-dash="Dash_20_6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3" style:family="graphic">
      <style:graphic-properties draw:stroke="solid" draw:stroke-dash="Dash_20_66" svg:stroke-width="0.0098in" svg:stroke-color="#000000" draw:marker-start="" draw:marker-start-width="0.0102in" draw:marker-start-center="false" draw:marker-end="" draw:marker-end-width="0.01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4" style:family="graphic">
      <style:graphic-properties draw:stroke="solid" draw:stroke-dash="Dash_20_67" svg:stroke-width="0.0098in" svg:stroke-color="#000000" draw:marker-start="" draw:marker-start-width="0.0098in" draw:marker-start-center="false" draw:marker-end="" draw:marker-end-width="0.00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5" style:family="graphic">
      <style:graphic-properties draw:stroke="solid" draw:stroke-dash="Dash_20_68" svg:stroke-width="0.0299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36" style:family="graphic">
      <style:graphic-properties draw:stroke="dash" draw:stroke-dash="Ultrafine_20_Dashed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7" style:family="graphic">
      <style:graphic-properties draw:stroke="solid" draw:stroke-dash="Dash_20_5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8" style:family="graphic">
      <style:graphic-properties draw:stroke="solid" draw:stroke-dash="Dash_20_5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draw:stroke-dash="Dash_20_77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solid" draw:stroke-dash="Dash_20_78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2" style:family="graphic">
      <style:graphic-properties draw:stroke="solid" draw:stroke-dash="Dash_20_79" svg:stroke-width="0.011in" svg:stroke-color="#000000" draw:marker-start="" draw:marker-start-width="0.1417in" draw:marker-start-center="false" draw:marker-end="" draw:marker-end-width="0.14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3" style:family="graphic">
      <style:graphic-properties draw:stroke="solid" draw:stroke-dash="Dash_20_80" svg:stroke-width="0.011in" svg:stroke-color="#000000" draw:marker-start="" draw:marker-start-width="0.1717in" draw:marker-start-center="false" draw:marker-end="" draw:marker-end-width="0.17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4" style:family="graphic">
      <style:graphic-properties draw:stroke="solid" draw:stroke-dash="Dash_20_85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5" style:family="graphic">
      <style:graphic-properties draw:stroke="solid" draw:stroke-dash="Dash_20_86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6" style:family="graphic">
      <style:graphic-properties draw:stroke="solid" draw:stroke-dash="Dash_20_87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7" style:family="graphic">
      <style:graphic-properties draw:stroke="solid" draw:stroke-dash="Dash_20_88" svg:stroke-width="0.011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8" style:family="graphic">
      <style:graphic-properties draw:stroke="none" draw:stroke-dash="Dash_20_55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9" style:family="graphic">
      <style:graphic-properties draw:stroke="solid" draw:stroke-dash="Dash_20_56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0" style:family="graphic">
      <style:graphic-properties draw:stroke="solid" draw:stroke-dash="Dash_20_5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1" style:family="graphic">
      <style:graphic-properties draw:stroke="solid" draw:stroke-dash="Dash_20_58" svg:stroke-width="0.0299in" svg:stroke-color="#000000" draw:marker-start="" draw:marker-start-width="0.2in" draw:marker-start-center="false" draw:marker-end="" draw:marker-end-width="0.2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2" style:family="graphic">
      <style:graphic-properties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draw:stroke-dash="Dash_20_8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4" style:family="graphic">
      <style:graphic-properties draw:stroke="solid" draw:stroke-dash="Dash_20_9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5" style:family="graphic">
      <style:graphic-properties draw:stroke="solid" draw:stroke-dash="Dash_20_9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6" style:family="graphic">
      <style:graphic-properties draw:stroke="solid" draw:stroke-dash="Dash_20_9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7" style:family="graphic">
      <style:graphic-properties draw:stroke="solid" draw:stroke-dash="Dash_20_9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8" style:family="graphic">
      <style:graphic-properties draw:stroke="solid" draw:stroke-dash="Dash_20_9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59" style:family="graphic">
      <style:graphic-properties draw:stroke="solid" draw:stroke-dash="Dash_20_9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0" style:family="graphic">
      <style:graphic-properties draw:stroke="solid" draw:stroke-dash="Dash_20_9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1" style:family="graphic">
      <style:graphic-properties draw:stroke="solid" draw:stroke-dash="Dash_20_9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2" style:family="graphic">
      <style:graphic-properties draw:stroke="dash" draw:stroke-dash="Dash_20_98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3" style:family="graphic">
      <style:graphic-properties draw:stroke="dash" draw:stroke-dash="Dash_20_99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Poetic Starlight</text:p>
      <text:p text:style-name="P4"/>
      <text:p text:style-name="P7"/>
      <text:p text:style-name="P7"/>
      <text:p text:style-name="P9">By Stacy David</text:p>
      <text:p text:style-name="P5"/>
      <text:p text:style-name="P5"/>
      <text:p text:style-name="P5"/>
      <text:p text:style-name="P5"/>
      <text:p text:style-name="P8"/>
      <text:p text:style-name="P7"/>
      <text:p text:style-name="P7"/>
      <text:p text:style-name="P7"/>
      <text:p text:style-name="P7"/>
      <text:p text:style-name="P6">Tiger Farm Press</text:p>
      <text:p text:style-name="P13"><draw:frame draw:style-name="fr1" draw:name="graphics19" text:anchor-type="paragraph" svg:width="0.4445in" svg:height="0.2465in" draw:z-index="0"><draw:image xlink:href="Pictures/20000009000005EF0000034A4CA2CB80.svm" xlink:type="simple" xlink:show="embed" xlink:actuate="onLoad"/></draw:frame></text:p>
      <text:p text:style-name="P21"/>
      <text:p text:style-name="P16"><text:soft-page-break/></text:p>
      <text:p text:style-name="P15"/>
      <text:p text:style-name="P17"/>
      <text:p text:style-name="P20"/>
      <text:h text:style-name="P34" text:outline-level="1">Einstein's Cube</text:h>
      <text:p text:style-name="P21"/>
      <text:p text:style-name="P14">It's not rocket science.</text:p>
      <text:p text:style-name="P32"/>
      <text:p text:style-name="P22"/>
      <text:p text:style-name="P22"/>
      <text:h text:style-name="P10" text:outline-level="3">Everything should be made as simple as possible, but no simpler. <text:s text:c="17"/></text:h>
      <text:p text:style-name="P41">Albert Einstein, 1950</text:p>
      <text:p text:style-name="P41"/>
      <text:p text:style-name="P41"/>
      <text:h text:style-name="P36" text:outline-level="1"/>
      <text:h text:style-name="P35" text:outline-level="1">The Forth</text:h>
      <text:p text:style-name="P23"><text:span text:style-name="T3">Einstein added the 4th dimension of time into the theory of physics, to give us the physics of spacetime. </text:span>But, neither mathematicians nor physicists have shown us a simple way to draw a 4 dimensional hypercube.</text:p>
      <text:p text:style-name="P38"><text:span text:style-name="T2">In this book</text:span><text:span text:style-name="T3">, using Einstein's axiom, “Everything should be made as simple as possible, but no simpler,” you will learn to draw in four dimensions and beyond.</text:span></text:p>
      <text:p text:style-name="P40">The steps are so straight forward, a grade schooler could be taught to follow them. Below is a 4 dimensional Einstein cube.</text:p>
      <text:p text:style-name="P37"><draw:g text:anchor-type="paragraph" draw:z-index="1" draw:style-name="gr1"><draw:line draw:style-name="gr2" draw:text-style-name="P45" svg:x1="1.0555in" svg:y1="1.0374in" svg:x2="1.5094in" svg:y2="1.2665in"><text:p/></draw:line><draw:line draw:style-name="gr2" draw:text-style-name="P45" svg:x1="1.2618in" svg:y1="0.9102in" svg:x2="1.5055in" svg:y2="1.2669in"><text:p/></draw:line><draw:line draw:style-name="gr3" draw:text-style-name="P45" svg:x1="1.5028in" svg:y1="1.2665in" svg:x2="1.9567in" svg:y2="1.0374in"><text:p/></draw:line><draw:line draw:style-name="gr3" draw:text-style-name="P45" svg:x1="1.5106in" svg:y1="1.2669in" svg:x2="1.7543in" svg:y2="0.9102in"><text:p/></draw:line><draw:line draw:style-name="gr2" draw:text-style-name="P45" svg:x1="0.8079in" svg:y1="0.6799in" svg:x2="1.2618in" svg:y2="0.9091in"><text:p/></draw:line><draw:line draw:style-name="gr3" draw:text-style-name="P45" svg:x1="0.8118in" svg:y1="0.6843in" svg:x2="1.0555in" svg:y2="1.0409in"><text:p/></draw:line><draw:line draw:style-name="gr3" draw:text-style-name="P45" svg:x1="1.2665in" svg:y1="0.9087in" svg:x2="1.5102in" svg:y2="0.552in"><text:p/></draw:line><draw:line draw:style-name="gr3" draw:text-style-name="P45" svg:x1="1.5091in" svg:y1="0.5535in" svg:x2="1.7528in" svg:y2="0.9102in"><text:p/></draw:line><draw:line draw:style-name="gr3" draw:text-style-name="P45" svg:x1="1.7528in" svg:y1="0.9118in" svg:x2="2.2067in" svg:y2="0.6827in"><text:p/></draw:line><draw:line draw:style-name="gr3" draw:text-style-name="P45" svg:x1="1.9555in" svg:y1="1.0378in" svg:x2="2.2055in" svg:y2="0.6791in"><text:p/></draw:line><draw:line draw:style-name="gr3" draw:text-style-name="P45" svg:x1="0.8118in" svg:y1="0.6823in" svg:x2="1.0559in" svg:y2="0.3244in"><text:p/></draw:line><draw:line draw:style-name="gr3" draw:text-style-name="P45" svg:x1="1.0555in" svg:y1="0.326in" svg:x2="1.5094in" svg:y2="0.5551in"><text:p/></draw:line><draw:line draw:style-name="gr3" draw:text-style-name="P45" svg:x1="1.9587in" svg:y1="0.3272in" svg:x2="2.2024in" svg:y2="0.6839in"><text:p/></draw:line><draw:line draw:style-name="gr3" draw:text-style-name="P45" svg:x1="1.5in" svg:y1="0.5575in" svg:x2="1.9539in" svg:y2="0.3283in"><text:p/></draw:line><draw:line draw:style-name="gr3" draw:text-style-name="P45" svg:x1="1.0606in" svg:y1="0.3256in" svg:x2="1.5063in" svg:y2="0.102in"><text:p/></draw:line><draw:line draw:style-name="gr3" draw:text-style-name="P45" svg:x1="1.5in" svg:y1="0.0996in" svg:x2="1.9539in" svg:y2="0.3287in"><text:p/></draw:line></draw:g></text:p>
      <text:p text:style-name="P37"><text:s/></text:p>
      <text:p text:style-name="P37"/>
      <text:p text:style-name="P37"/>
      <text:p text:style-name="P37"/>
      <text:p text:style-name="P37"/>
      <text:p text:style-name="P37"/>
      <text:p text:style-name="P44"><text:span text:style-name="T1">It only has 6 front sides. It's very straight forward to draw.</text:span></text:p>
      <text:p text:style-name="P42"/>
      <text:h text:style-name="P33" text:outline-level="2">Your Requirements</text:h>
      <text:p text:style-name="Standard">To learn the drawing techniques, you must be familiar with the basic geometric shapes:</text:p>
      <text:list xml:id="list6493668034835962256" text:style-name="L2">
        <text:list-item>
          <text:p text:style-name="P29">A point to show position, 0 dimensions.</text:p>
        </text:list-item>
        <text:list-item>
          <text:p text:style-name="P29">A line is for distance, 1 dimension.</text:p>
        </text:list-item>
        <text:list-item>
          <text:p text:style-name="P29">A square of 2 dimensions, area.</text:p>
        </text:list-item>
        <text:list-item>
          <text:p text:style-name="P29">A cube of 3 dimensions, volume.</text:p>
        </text:list-item>
      </text:list>
      <text:p text:style-name="P43"><draw:g text:anchor-type="paragraph" draw:z-index="2" draw:style-name="gr1"><draw:g draw:style-name="gr4"><draw:line draw:style-name="gr5" draw:text-style-name="P45" svg:x1="1.222in" svg:y1="0.1425in" svg:x2="0.8902in" svg:y2="0.4744in"><text:p/></draw:line><draw:line draw:style-name="gr6" draw:text-style-name="P45" svg:x1="1.2201in" svg:y1="0.8063in" svg:x2="0.8882in" svg:y2="0.4744in"><text:p/></draw:line><draw:line draw:style-name="gr7" draw:text-style-name="P45" svg:x1="1.5587in" svg:y1="0.4744in" svg:x2="1.2197in" svg:y2="0.8094in"><text:p/></draw:line><draw:line draw:style-name="gr8" draw:text-style-name="P45" svg:x1="1.5528in" svg:y1="0.4744in" svg:x2="1.2209in" svg:y2="0.1425in"><text:p/></draw:line></draw:g><draw:line draw:style-name="gr9" draw:text-style-name="P45" svg:x1="0.635in" svg:y1="0.1425in" svg:x2="0.635in" svg:y2="0.8047in"><text:p/></draw:line><draw:g draw:style-name="gr4"><draw:line draw:style-name="gr10" draw:text-style-name="P45" svg:x1="1.7327in" svg:y1="0.6512in" svg:x2="2.0402in" svg:y2="0.8067in"><text:p/></draw:line><draw:line draw:style-name="gr11" draw:text-style-name="P45" svg:x1="2.0366in" svg:y1="0.8067in" svg:x2="2.3441in" svg:y2="0.6512in"><text:p/></draw:line><draw:line draw:style-name="gr12" draw:text-style-name="P45" svg:x1="2.0366in" svg:y1="0.4492in" svg:x2="2.3441in" svg:y2="0.2937in"><text:p/></draw:line><draw:line draw:style-name="gr13" draw:text-style-name="P45" svg:x1="1.7327in" svg:y1="0.2937in" svg:x2="2.0402in" svg:y2="0.4492in"><text:p/></draw:line><draw:line draw:style-name="gr14" draw:text-style-name="P45" svg:x1="2.3417in" svg:y1="0.2972in" svg:x2="2.3421in" svg:y2="0.6516in"><text:p/></draw:line><draw:line draw:style-name="gr15" draw:text-style-name="P45" svg:x1="1.7346in" svg:y1="0.2909in" svg:x2="1.7343in" svg:y2="0.65in"><text:p/></draw:line><draw:line draw:style-name="gr16" draw:text-style-name="P45" svg:x1="2.0366in" svg:y1="0.1413in" svg:x2="2.3441in" svg:y2="0.2969in"><text:p/></draw:line><draw:line draw:style-name="gr17" draw:text-style-name="P45" svg:x1="1.7327in" svg:y1="0.2965in" svg:x2="2.0402in" svg:y2="0.1409in"><text:p/></draw:line><draw:line draw:style-name="gr18" draw:text-style-name="P45" svg:x1="2.0382in" svg:y1="0.4476in" svg:x2="2.0382in" svg:y2="0.8075in"><text:p/></draw:line><draw:line draw:style-name="gr19" draw:text-style-name="P45" svg:x1="2.4315in" svg:y1="0.3413in" svg:x2="1.9445in" svg:y2="0.0953in"><text:p/></draw:line><draw:line draw:style-name="gr19" draw:text-style-name="P45" svg:x1="2.1303in" svg:y1="0.4933in" svg:x2="1.6406in" svg:y2="0.2472in"><text:p/></draw:line></draw:g></draw:g></text:p>
      <text:p text:style-name="P43"/>
      <text:p text:style-name="P43"/>
      <text:p text:style-name="P43"><text:s text:c="3"/>. <text:s text:c="2"/></text:p>
      <text:p text:style-name="P43"/>
      <text:h text:style-name="Heading_20_1" text:outline-level="1">Drawing 0 to 3 Dimensions</text:h>
      <text:p text:style-name="P24">A 0 dimensional point, is position.</text:p>
      <text:p text:style-name="P25">.</text:p>
      <text:p text:style-name="P26"/>
      <text:p text:style-name="P26">A 1 dimensional line segment is a representation of the distance between 2 end points. It can represent the distance of an object's height, length, or depth.</text:p>
      <text:p text:style-name="P26"/>
      <text:p text:style-name="P26"/>
      <text:p text:style-name="P26"><draw:frame draw:style-name="fr2" draw:name="graphics60" text:anchor-type="paragraph" svg:x="1.4874in" svg:y="-0.0134in" svg:width="0.0161in" svg:height="0.6161in" draw:z-index="3"><draw:image xlink:href="Pictures/10000201000000020000020CBAE9A7F6.png" xlink:type="simple" xlink:show="embed" xlink:actuate="onLoad"/></draw:frame></text:p>
      <text:p text:style-name="P26"/>
      <text:p text:style-name="P12"/>
      <text:p text:style-name="P18"><text:s text:c="74"/></text:p>
      <text:h text:style-name="P33" text:outline-level="2">Draw a Square</text:h>
      <text:p text:style-name="P26">To draw a square, start with a point. From the point, to the left, draw the 1st dimension: width. To the right, draw the 2nd dimension: length. The dimensional segments are mirrored through the dotted line. Width and length are the 2 dimensional base line segments of the square.</text:p>
      <text:p text:style-name="P26"><draw:g text:anchor-type="paragraph" draw:z-index="12" draw:style-name="gr1"><draw:line draw:style-name="gr37" draw:text-style-name="P45" svg:x1="2.8917in" svg:y1="0.3535in" svg:x2="2.4768in" svg:y2="0.7685in"><text:p/></draw:line><draw:line draw:style-name="gr38" draw:text-style-name="P45" svg:x1="2.4772in" svg:y1="0.7657in" svg:x2="2.0622in" svg:y2="0.3508in"><text:p/></draw:line><draw:line draw:style-name="gr36" draw:text-style-name="P45" svg:x1="2.4768in" svg:y1="0.0244in" svg:x2="2.4795in" svg:y2="0.8823in"><text:p/></draw:line></draw:g></text:p>
      <text:p text:style-name="P26"/>
      <text:p text:style-name="P26">Baseline segments.</text:p>
      <text:p text:style-name="P26">The dotted line is for reference</text:p>
      <text:p text:style-name="P26"/>
      <text:p text:style-name="P26"/>
      <text:p text:style-name="P26"><draw:g text:anchor-type="paragraph" draw:z-index="10" draw:style-name="gr30"><draw:frame draw:style-name="gr40" draw:text-style-name="P45" svg:width="0.0421in" svg:height="0.035in" svg:x="2.4602in" svg:y="0.9197in"><draw:image xlink:href="Pictures/100000000000000B0000000CFF8196AE.png" xlink:type="simple" xlink:show="embed" xlink:actuate="onLoad"><text:p/></draw:image></draw:frame><draw:line draw:style-name="gr41" draw:text-style-name="P45" svg:x1="2.4799in" svg:y1="0.1551in" svg:x2="2.0913in" svg:y2="0.5437in"><text:p/></draw:line><draw:line draw:style-name="gr42" draw:text-style-name="P45" svg:x1="2.4776in" svg:y1="0.9323in" svg:x2="2.089in" svg:y2="0.5437in"><text:p/></draw:line><draw:line draw:style-name="gr43" draw:text-style-name="P45" svg:x1="2.8661in" svg:y1="0.5469in" svg:x2="2.4776in" svg:y2="0.9354in"><text:p/></draw:line><draw:line draw:style-name="gr36" draw:text-style-name="P45" svg:x1="2.9374in" svg:y1="0.4728in" svg:x2="2.4118in" svg:y2="0.9996in"><text:p/></draw:line><draw:line draw:style-name="gr36" draw:text-style-name="P45" svg:x1="2.5563in" svg:y1="0.0807in" svg:x2="2.0264in" svg:y2="0.6063in"><text:p/></draw:line></draw:g></text:p>
      <text:p text:style-name="P26">Top left side. It is drawn using the bottom right side as a guideline.</text:p>
      <text:p text:style-name="P26"/>
      <text:p text:style-name="P26"/>
      <text:p text:style-name="P26"/>
      <text:p text:style-name="P26"><draw:g text:anchor-type="paragraph" draw:z-index="11" draw:style-name="gr30"><draw:g draw:style-name="gr4"><draw:frame draw:style-name="gr48" draw:text-style-name="P45" svg:width="0.0406in" svg:height="0.0335in" svg:x="2.4429in" svg:y="0.9386in"><draw:image xlink:href="Pictures/100000000000000B0000000CFF8196AE.png" xlink:type="simple" xlink:show="embed" xlink:actuate="onLoad"><text:p/></draw:image></draw:frame><draw:line draw:style-name="gr49" draw:text-style-name="P45" svg:x1="2.4598in" svg:y1="0.2079in" svg:x2="2.0882in" svg:y2="0.5791in"><text:p/></draw:line><draw:line draw:style-name="gr50" draw:text-style-name="P45" svg:x1="2.4591in" svg:y1="0.9508in" svg:x2="2.0874in" svg:y2="0.5795in"><text:p/></draw:line><draw:line draw:style-name="gr51" draw:text-style-name="P45" svg:x1="2.8307in" svg:y1="0.5827in" svg:x2="2.4591in" svg:y2="0.9539in"><text:p/></draw:line></draw:g><draw:line draw:style-name="gr36" draw:text-style-name="P45" svg:x1="2.9193in" svg:y1="0.4941in" svg:x2="2.3866in" svg:y2="1.0264in"><text:p/></draw:line><draw:line draw:style-name="gr36" draw:text-style-name="P45" svg:x1="2.535in" svg:y1="0.137in" svg:x2="2.0024in" svg:y2="0.6693in"><text:p/></draw:line></draw:g></text:p>
      <text:p text:style-name="P26">Key drawing tip: opposite sides are parallel to each other.</text:p>
      <text:p text:style-name="P26"/>
      <text:p text:style-name="P26"/>
      <text:p text:style-name="P26"/>
      <text:p text:style-name="P26"><draw:g text:anchor-type="paragraph" draw:z-index="5" draw:style-name="gr30"><draw:g draw:style-name="gr4"><draw:frame draw:style-name="gr31" draw:text-style-name="P45" svg:width="0.0453in" svg:height="0.037in" svg:x="2.439in" svg:y="1.1579in"><draw:image xlink:href="Pictures/100000000000000B0000000CFF8196AE.png" xlink:type="simple" xlink:show="embed" xlink:actuate="onLoad"><text:p/></draw:image></draw:frame><draw:line draw:style-name="gr32" draw:text-style-name="P45" svg:x1="2.4606in" svg:y1="0.339in" svg:x2="2.0445in" svg:y2="0.7551in"><text:p/></draw:line><draw:line draw:style-name="gr33" draw:text-style-name="P45" svg:x1="2.4571in" svg:y1="1.1713in" svg:x2="2.0409in" svg:y2="0.7551in"><text:p/></draw:line><draw:line draw:style-name="gr34" draw:text-style-name="P45" svg:x1="2.8732in" svg:y1="0.7591in" svg:x2="2.4571in" svg:y2="1.1752in"><text:p/></draw:line><draw:line draw:style-name="gr35" draw:text-style-name="P45" svg:x1="2.876in" svg:y1="0.7551in" svg:x2="2.4598in" svg:y2="0.339in"><text:p/></draw:line></draw:g><draw:line draw:style-name="gr36" draw:text-style-name="P45" svg:x1="2.9531in" svg:y1="0.8295in" svg:x2="2.3854in" svg:y2="0.2634in"><text:p/></draw:line><draw:line draw:style-name="gr36" draw:text-style-name="P45" svg:x1="2.5315in" svg:y1="1.2457in" svg:x2="1.9807in" svg:y2="0.6937in"><text:p/></draw:line></draw:g>The top right side is drawn using the bottom left side as a guideline.</text:p>
      <text:p text:style-name="P26">The top right side is parallel to the bottom left side.</text:p>
      <text:p text:style-name="P30">In summary, drawing a 2 dimensional square.</text:p>
      <text:p text:style-name="Standard"/>
      <text:p text:style-name="Standard"><draw:g text:anchor-type="paragraph" draw:z-index="7" draw:style-name="gr39"><draw:frame draw:style-name="gr40" draw:text-style-name="P45" svg:width="0.0421in" svg:height="0.035in" svg:x="0.5913in" svg:y="2.3846in"><draw:image xlink:href="Pictures/100000000000000B0000000CFF8196AE.png" xlink:type="simple" xlink:show="embed" xlink:actuate="onLoad"><text:p/></draw:image></draw:frame><draw:line draw:style-name="gr41" draw:text-style-name="P45" svg:x1="0.611in" svg:y1="1.6201in" svg:x2="0.2224in" svg:y2="2.0087in"><text:p/></draw:line><draw:line draw:style-name="gr42" draw:text-style-name="P45" svg:x1="0.6087in" svg:y1="2.3972in" svg:x2="0.2201in" svg:y2="2.0087in"><text:p/></draw:line><draw:line draw:style-name="gr43" draw:text-style-name="P45" svg:x1="0.9972in" svg:y1="2.0118in" svg:x2="0.6087in" svg:y2="2.4004in"><text:p/></draw:line><draw:line draw:style-name="gr36" draw:text-style-name="P45" svg:x1="1.0689in" svg:y1="1.9378in" svg:x2="0.5433in" svg:y2="2.4646in"><text:p/></draw:line><draw:line draw:style-name="gr36" draw:text-style-name="P45" svg:x1="0.6878in" svg:y1="1.5461in" svg:x2="0.1579in" svg:y2="2.0717in"><text:p/></draw:line></draw:g><draw:g text:anchor-type="paragraph" draw:z-index="8" draw:style-name="gr39"><draw:g draw:style-name="gr4"><draw:frame draw:style-name="gr31" draw:text-style-name="P45" svg:width="0.0453in" svg:height="0.037in" svg:x="0.6157in" svg:y="3.5382in"><draw:image xlink:href="Pictures/100000000000000B0000000CFF8196AE.png" xlink:type="simple" xlink:show="embed" xlink:actuate="onLoad"><text:p/></draw:image></draw:frame><draw:line draw:style-name="gr32" draw:text-style-name="P45" svg:x1="0.6366in" svg:y1="2.7189in" svg:x2="0.2205in" svg:y2="3.135in"><text:p/></draw:line><draw:line draw:style-name="gr33" draw:text-style-name="P45" svg:x1="0.6335in" svg:y1="3.5512in" svg:x2="0.2173in" svg:y2="3.135in"><text:p/></draw:line><draw:line draw:style-name="gr34" draw:text-style-name="P45" svg:x1="1.0504in" svg:y1="3.139in" svg:x2="0.6343in" svg:y2="3.5551in"><text:p/></draw:line><draw:line draw:style-name="gr35" draw:text-style-name="P45" svg:x1="1.0531in" svg:y1="3.135in" svg:x2="0.637in" svg:y2="2.7189in"><text:p/></draw:line></draw:g><draw:line draw:style-name="gr36" draw:text-style-name="P45" svg:x1="1.1295in" svg:y1="3.2098in" svg:x2="0.5618in" svg:y2="2.6437in"><text:p/></draw:line><draw:line draw:style-name="gr36" draw:text-style-name="P45" svg:x1="0.7087in" svg:y1="3.6256in" svg:x2="0.1579in" svg:y2="3.0736in"><text:p/></draw:line></draw:g><draw:g text:anchor-type="paragraph" draw:z-index="6" draw:style-name="gr1"><draw:line draw:style-name="gr37" draw:text-style-name="P45" svg:x1="1.0945in" svg:y1="0.652in" svg:x2="0.6795in" svg:y2="1.0669in"><text:p/></draw:line><draw:line draw:style-name="gr38" draw:text-style-name="P45" svg:x1="0.6783in" svg:y1="1.0646in" svg:x2="0.2634in" svg:y2="0.6496in"><text:p/></draw:line><draw:line draw:style-name="gr36" draw:text-style-name="P45" svg:x1="0.6795in" svg:y1="0.3228in" svg:x2="0.6823in" svg:y2="1.1807in"><text:p/></draw:line></draw:g>Draw the 2 baselin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9" draw:style-name="gr20"><draw:line draw:style-name="gr44" draw:text-style-name="P45" svg:x1="0.6701in" svg:y1="2.7457in" svg:x2="0.1882in" svg:y2="3.2276in"><text:p/></draw:line><draw:line draw:style-name="gr45" draw:text-style-name="P45" svg:x1="0.6673in" svg:y1="3.7083in" svg:x2="0.1854in" svg:y2="3.2264in"><text:p/></draw:line><draw:line draw:style-name="gr46" draw:text-style-name="P45" svg:x1="1.1598in" svg:y1="3.2264in" svg:x2="0.6673in" svg:y2="3.713in"><text:p/></draw:line><draw:line draw:style-name="gr47" draw:text-style-name="P45" svg:x1="1.152in" svg:y1="3.2276in" svg:x2="0.6701in" svg:y2="2.7457in"><text:p/></draw:line></draw:g></text:p>
      <text:p text:style-name="Standard"/>
      <text:p text:style-name="Standard">Draw the sides using the baselines as guidelines.</text:p>
      <text:p text:style-name="Standard"/>
      <text:p text:style-name="Standard">That completes a square.</text:p>
      <text:p text:style-name="Standard"/>
      <text:h text:style-name="P33" text:outline-level="2">Draw a Cube</text:h>
      <text:p text:style-name="P27">A cube is a 3 dimensional object. When a cube is printed on paper, or displayed on a phone, or on a computer screen, there are only 2 dimensions. The cube's 3 dimensional shape is altered to fit into 2 dimensions.</text:p>
      <text:p text:style-name="P38">Below, the 3 dimensional cube that is represented in 2 dimensions.</text:p>
      <text:p text:style-name="P38"><draw:g text:anchor-type="paragraph" draw:z-index="4" draw:style-name="gr20"><draw:line draw:style-name="gr21" draw:text-style-name="P45" svg:x1="0.8374in" svg:y1="1.1268in" svg:x2="1.4575in" svg:y2="1.4398in"><text:p/></draw:line><draw:line draw:style-name="gr22" draw:text-style-name="P45" svg:x1="1.45in" svg:y1="1.4398in" svg:x2="2.0701in" svg:y2="1.1268in"><text:p/></draw:line><draw:line draw:style-name="gr23" draw:text-style-name="P45" svg:x1="1.45in" svg:y1="0.7185in" svg:x2="2.0701in" svg:y2="0.4055in"><text:p/></draw:line><draw:line draw:style-name="gr24" draw:text-style-name="P45" svg:x1="0.8374in" svg:y1="0.4055in" svg:x2="1.4575in" svg:y2="0.7185in"><text:p/></draw:line><draw:line draw:style-name="gr25" draw:text-style-name="P45" svg:x1="2.065in" svg:y1="0.4114in" svg:x2="2.0654in" svg:y2="1.1252in"><text:p/></draw:line><draw:line draw:style-name="gr26" draw:text-style-name="P45" svg:x1="0.8413in" svg:y1="0.4004in" svg:x2="0.8406in" svg:y2="1.124in"><text:p/></draw:line><draw:line draw:style-name="gr27" draw:text-style-name="P45" svg:x1="1.45in" svg:y1="0.1in" svg:x2="2.0701in" svg:y2="0.413in"><text:p/></draw:line><draw:line draw:style-name="gr28" draw:text-style-name="P45" svg:x1="0.8374in" svg:y1="0.413in" svg:x2="1.4575in" svg:y2="0.1in"><text:p/></draw:line><draw:line draw:style-name="gr29" draw:text-style-name="P45" svg:x1="1.4531in" svg:y1="0.7173in" svg:x2="1.4531in" svg:y2="1.4425in"><text:p/></draw:line><draw:line draw:style-name="gr19" draw:text-style-name="P45" svg:x1="2.1256in" svg:y1="0.4421in" svg:x2="1.3646in" svg:y2="0.0606in"><text:p/></draw:line><draw:line draw:style-name="gr19" draw:text-style-name="P45" svg:x1="1.5886in" svg:y1="0.7819in" svg:x2="0.785in" svg:y2="0.3768in"><text:p/></draw:line></draw:g>Each side of a cube is a square. In 3 dimensions, the shape of each square side, is adjusted to fit in 2 dimensions. Below, is the steps to draw the left square side of the above cube.</text:p>
      <text:p text:style-name="P39">To draw each of the square sides of cube, use the same steps as drawing a 2 dimensional square. </text:p>
      <text:list xml:id="list2057533023564210923" text:style-name="L1">
        <text:list-item>
          <text:p text:style-name="P28"><text:span text:style-name="T4">Draw the 2 <text:s/>dimensional baselines.</text:span></text:p>
        </text:list-item>
        <text:list-item>
          <text:p text:style-name="P28"><text:span text:style-name="T5">Then draw the other 2 sides using the baselines as guidelines. The other 2 sides are drawn parallel to their opposite side.</text:span></text:p>
        </text:list-item>
      </text:list>
      <text:p text:style-name="P31">To draw a square, start with a point. From the point, to the left, draw the 1st dimension: width. To the right, draw the 2nd dimension: length. The dimensional segments are mirrored through the dotted line. Width and length are the 2 dimensional base line segments of the square.</text:p>
      <text:p text:style-name="P19">Draw the baseline segments.</text:p>
      <text:p text:style-name="P26"><draw:g text:anchor-type="paragraph" draw:z-index="15" draw:style-name="gr20"><draw:line draw:style-name="gr53" draw:text-style-name="P45" svg:x1="0.0535in" svg:y1="0.5724in" svg:x2="0.5531in" svg:y2="0.8244in"><text:p/></draw:line><draw:line draw:style-name="gr54" draw:text-style-name="P45" svg:x1="0.5469in" svg:y1="0.8244in" svg:x2="1.0465in" svg:y2="0.5724in"><text:p/></draw:line><draw:line draw:style-name="gr61" draw:text-style-name="P45" svg:x1="0.5496in" svg:y1="0.2417in" svg:x2="0.5496in" svg:y2="0.826in"><text:p/></draw:line></draw:g><draw:g text:anchor-type="paragraph" draw:z-index="14" draw:style-name="gr52"><draw:line draw:style-name="gr53" draw:text-style-name="P45" svg:x1="0.0799in" svg:y1="1.6323in" svg:x2="0.5795in" svg:y2="1.8843in"><text:p/></draw:line><draw:line draw:style-name="gr54" draw:text-style-name="P45" svg:x1="0.5732in" svg:y1="1.8843in" svg:x2="1.0728in" svg:y2="1.6323in"><text:p/></draw:line><draw:line draw:style-name="gr56" draw:text-style-name="P45" svg:x1="0.0799in" svg:y1="1.0504in" svg:x2="0.5795in" svg:y2="1.3024in"><text:p/></draw:line><draw:line draw:style-name="gr61" draw:text-style-name="P45" svg:x1="0.576in" svg:y1="1.3024in" svg:x2="0.576in" svg:y2="1.8866in"><text:p/></draw:line><draw:line draw:style-name="gr63" draw:text-style-name="P45" svg:x1="0.685in" svg:y1="1.3543in" svg:x2="0.0378in" svg:y2="1.028in"><text:p/></draw:line></draw:g></text:p>
      <text:p text:style-name="P19"/>
      <text:p text:style-name="P26"/>
      <text:p text:style-name="P26"/>
      <text:p text:style-name="P26"><text:span text:style-name="T6"/></text:p>
      <text:p text:style-name="P19"/>
      <text:p text:style-name="P26"><draw:g text:anchor-type="paragraph" draw:z-index="16" draw:style-name="gr52"><draw:line draw:style-name="gr53" draw:text-style-name="P45" svg:x1="1.978in" svg:y1="0.9524in" svg:x2="2.4776in" svg:y2="1.2043in"><text:p/></draw:line><draw:line draw:style-name="gr54" draw:text-style-name="P45" svg:x1="2.4713in" svg:y1="1.2043in" svg:x2="2.9709in" svg:y2="0.9524in"><text:p/></draw:line><draw:line draw:style-name="gr55" draw:text-style-name="P45" svg:x1="2.4713in" svg:y1="0.6232in" svg:x2="2.9709in" svg:y2="0.3713in"><text:p/></draw:line><draw:line draw:style-name="gr56" draw:text-style-name="P45" svg:x1="1.978in" svg:y1="0.3713in" svg:x2="2.4776in" svg:y2="0.6232in"><text:p/></draw:line><draw:line draw:style-name="gr57" draw:text-style-name="P45" svg:x1="2.9665in" svg:y1="0.376in" svg:x2="2.9669in" svg:y2="0.9512in"><text:p/></draw:line><draw:line draw:style-name="gr58" draw:text-style-name="P45" svg:x1="1.9811in" svg:y1="0.3673in" svg:x2="1.9803in" svg:y2="0.9504in"><text:p/></draw:line><draw:line draw:style-name="gr59" draw:text-style-name="P45" svg:x1="2.4713in" svg:y1="0.1244in" svg:x2="2.9709in" svg:y2="0.3764in"><text:p/></draw:line><draw:line draw:style-name="gr61" draw:text-style-name="P45" svg:x1="2.4736in" svg:y1="0.6224in" svg:x2="2.4736in" svg:y2="1.2067in"><text:p/></draw:line><draw:line draw:style-name="gr62" draw:text-style-name="P45" svg:x1="3.0154in" svg:y1="0.4008in" svg:x2="2.4024in" svg:y2="0.0933in"><text:p/></draw:line><draw:line draw:style-name="gr63" draw:text-style-name="P45" svg:x1="2.5827in" svg:y1="0.6748in" svg:x2="1.9354in" svg:y2="0.3484in"><text:p/></draw:line></draw:g></text:p>
      <text:p text:style-name="P26"><draw:g text:anchor-type="paragraph" draw:z-index="18" draw:style-name="gr52"><draw:line draw:style-name="gr53" draw:text-style-name="P45" svg:x1="0.0528in" svg:y1="0.7343in" svg:x2="0.5524in" svg:y2="0.9862in"><text:p/></draw:line><draw:line draw:style-name="gr54" draw:text-style-name="P45" svg:x1="0.5461in" svg:y1="0.9862in" svg:x2="1.0457in" svg:y2="0.7343in"><text:p/></draw:line><draw:line draw:style-name="gr56" draw:text-style-name="P45" svg:x1="0.0528in" svg:y1="0.1524in" svg:x2="0.5524in" svg:y2="0.4043in"><text:p/></draw:line><draw:line draw:style-name="gr57" draw:text-style-name="P45" svg:x1="1.0409in" svg:y1="0.1571in" svg:x2="1.0413in" svg:y2="0.7323in"><text:p/></draw:line><draw:line draw:style-name="gr58" draw:text-style-name="P45" svg:x1="0.0563in" svg:y1="0.1488in" svg:x2="0.0555in" svg:y2="0.7319in"><text:p/></draw:line><draw:line draw:style-name="gr61" draw:text-style-name="P45" svg:x1="0.5488in" svg:y1="0.4035in" svg:x2="0.5488in" svg:y2="0.9878in"><text:p/></draw:line><draw:line draw:style-name="gr63" draw:text-style-name="P45" svg:x1="0.6579in" svg:y1="0.4559in" svg:x2="0.0106in" svg:y2="0.1295in"><text:p/></draw:line></draw:g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draw:g text:anchor-type="paragraph" draw:z-index="13" draw:style-name="gr52"><draw:line draw:style-name="gr53" draw:text-style-name="P45" svg:x1="2.0252in" svg:y1="1.2213in" svg:x2="2.5248in" svg:y2="1.4732in"><text:p/></draw:line><draw:line draw:style-name="gr54" draw:text-style-name="P45" svg:x1="2.5185in" svg:y1="1.4732in" svg:x2="3.0181in" svg:y2="1.2213in"><text:p/></draw:line><draw:line draw:style-name="gr55" draw:text-style-name="P45" svg:x1="2.5185in" svg:y1="0.8917in" svg:x2="3.0181in" svg:y2="0.6398in"><text:p/></draw:line><draw:line draw:style-name="gr56" draw:text-style-name="P45" svg:x1="2.0252in" svg:y1="0.6398in" svg:x2="2.5248in" svg:y2="0.8917in"><text:p/></draw:line><draw:line draw:style-name="gr57" draw:text-style-name="P45" svg:x1="3.0138in" svg:y1="0.6445in" svg:x2="3.0142in" svg:y2="1.2197in"><text:p/></draw:line><draw:line draw:style-name="gr58" draw:text-style-name="P45" svg:x1="2.0283in" svg:y1="0.6362in" svg:x2="2.0276in" svg:y2="1.2193in"><text:p/></draw:line><draw:line draw:style-name="gr59" draw:text-style-name="P45" svg:x1="2.5185in" svg:y1="0.3937in" svg:x2="3.0181in" svg:y2="0.6457in"><text:p/></draw:line><draw:line draw:style-name="gr60" draw:text-style-name="P45" svg:x1="2.0252in" svg:y1="0.6457in" svg:x2="2.5248in" svg:y2="0.3937in"><text:p/></draw:line><draw:line draw:style-name="gr61" draw:text-style-name="P45" svg:x1="2.5209in" svg:y1="0.8909in" svg:x2="2.5209in" svg:y2="1.4752in"><text:p/></draw:line><draw:line draw:style-name="gr62" draw:text-style-name="P45" svg:x1="3.0626in" svg:y1="0.6697in" svg:x2="2.4496in" svg:y2="0.3622in"><text:p/></draw:line><draw:line draw:style-name="gr63" draw:text-style-name="P45" svg:x1="2.6299in" svg:y1="0.9433in" svg:x2="1.9827in" svg:y2="0.6169in"><text:p/></draw:line></draw:g><draw:g text:anchor-type="paragraph" draw:z-index="17" draw:style-name="gr52"><draw:line draw:style-name="gr53" draw:text-style-name="P45" svg:x1="0.1264in" svg:y1="1.1776in" svg:x2="0.626in" svg:y2="1.4295in"><text:p/></draw:line><draw:line draw:style-name="gr54" draw:text-style-name="P45" svg:x1="0.6197in" svg:y1="1.4295in" svg:x2="1.1193in" svg:y2="1.1776in"><text:p/></draw:line><draw:line draw:style-name="gr55" draw:text-style-name="P45" svg:x1="0.6197in" svg:y1="0.848in" svg:x2="1.1193in" svg:y2="0.5961in"><text:p/></draw:line><draw:line draw:style-name="gr56" draw:text-style-name="P45" svg:x1="0.1264in" svg:y1="0.5961in" svg:x2="0.626in" svg:y2="0.848in"><text:p/></draw:line><draw:line draw:style-name="gr57" draw:text-style-name="P45" svg:x1="1.1146in" svg:y1="0.6008in" svg:x2="1.115in" svg:y2="1.176in"><text:p/></draw:line><draw:line draw:style-name="gr58" draw:text-style-name="P45" svg:x1="0.1299in" svg:y1="0.5921in" svg:x2="0.1291in" svg:y2="1.1752in"><text:p/></draw:line><draw:line draw:style-name="gr61" draw:text-style-name="P45" svg:x1="0.6224in" svg:y1="0.8472in" svg:x2="0.6224in" svg:y2="1.4315in"><text:p/></draw:line><draw:line draw:style-name="gr63" draw:text-style-name="P45" svg:x1="0.7315in" svg:y1="0.8996in" svg:x2="0.0843in" svg:y2="0.5732in"><text:p/></draw:line></draw:g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1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Arial1" svg:font-family="Ari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24in" draw:dots2="1" draw:dots2-length="0.0024in" draw:distance="0.0024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24in" draw:dots2="1" draw:dots2-length="0.0024in" draw:distance="0.0024in"/>
    <draw:stroke-dash draw:name="Dash_20_91" draw:display-name="Dash 91" draw:style="rect" draw:dots1="1" draw:dots1-length="0.0024in" draw:dots2="1" draw:dots2-length="0.0024in" draw:distance="0.0024in"/>
    <draw:stroke-dash draw:name="Dash_20_92" draw:display-name="Dash 92" draw:style="rect" draw:dots1="1" draw:dots1-length="0.0024in" draw:dots2="1" draw:dots2-length="0.0024in" draw:distance="0.0024in"/>
    <draw:stroke-dash draw:name="Dash_20_93" draw:display-name="Dash 93" draw:style="rect" draw:dots1="1" draw:dots1-length="0.0024in" draw:dots2="1" draw:dots2-length="0.0024in" draw:distance="0.0024in"/>
    <draw:stroke-dash draw:name="Dash_20_94" draw:display-name="Dash 94" draw:style="rect" draw:dots1="1" draw:dots1-length="0.0024in" draw:dots2="1" draw:dots2-length="0.0024in" draw:distance="0.0024in"/>
    <draw:stroke-dash draw:name="Dash_20_95" draw:display-name="Dash 95" draw:style="rect" draw:dots1="1" draw:dots1-length="0.0024in" draw:dots2="1" draw:dots2-length="0.0024in" draw:distance="0.0024in"/>
    <draw:stroke-dash draw:name="Dash_20_96" draw:display-name="Dash 96" draw:style="rect" draw:dots1="1" draw:dots1-length="0.0024in" draw:dots2="1" draw:dots2-length="0.0024in" draw:distance="0.0024in"/>
    <draw:stroke-dash draw:name="Dash_20_97" draw:display-name="Dash 97" draw:style="rect" draw:dots1="1" draw:dots1-length="0.0024in" draw:dots2="1" draw:dots2-length="0.0024in" draw:distance="0.0024in"/>
    <draw:stroke-dash draw:name="Dash_20_98" draw:display-name="Dash 98" draw:style="rect" draw:dots1="1" draw:dots1-length="63%" draw:distance="63%"/>
    <draw:stroke-dash draw:name="Dash_20_99" draw:display-name="Dash 99" draw:style="rect" draw:dots1="1" draw:dots1-length="63%" draw:distance="63%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65in" fo:margin-right="0.3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Poetic Starlight</text:title> / <text:page-number text:select-page="current">5</text:page-number></text:p>
      </style:header>
      <style:header-left>
        <text:p text:style-name="MP2"><text:page-number text:select-page="current">6</text:page-number> / <text:chapter text:display="name" text:outline-level="1">Drawing 0 to 3 Dimensions</text:chapter>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6</text:page-number></text:p>
      </style:header>
      <style:header-left>
        <text:p text:style-name="MP2"><text:page-number text:select-page="current">6</text:page-number> / <text:chapter text:display="name" text:outline-level="1">Afterword</text:chapt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9-26T12:23:43</dc:date>
    <meta:editing-cycles>2289</meta:editing-cycles>
    <meta:editing-duration>P136DT9H43M15S</meta:editing-duration>
    <meta:generator>OpenOffice/4.1.7$Unix OpenOffice.org_project/417m1$Build-9800</meta:generator>
    <dc:subject>A story of John Keats told through poems.</dc:subject>
    <meta:document-statistic meta:table-count="0" meta:image-count="2" meta:object-count="0" meta:page-count="10" meta:paragraph-count="50" meta:word-count="553" meta:character-count="3132"/>
  </office:meta>
</office:document-meta>
</file>